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46cm" fo:break-before="auto" style:use-optimal-row-height="false"/>
    </style:style>
    <style:style style:name="ro3" style:family="table-row">
      <style:table-row-properties style:row-height="0.598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90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956cm" fo:break-before="auto" style:use-optimal-row-height="false"/>
    </style:style>
    <style:style style:name="ro8" style:family="table-row">
      <style:table-row-properties style:row-height="0.885cm" fo:break-before="auto" style:use-optimal-row-height="false"/>
    </style:style>
    <style:style style:name="ro9" style:family="table-row">
      <style:table-row-properties style:row-height="0.813cm" fo:break-before="auto" style:use-optimal-row-height="false"/>
    </style:style>
    <style:style style:name="ro10" style:family="table-row">
      <style:table-row-properties style:row-height="0.766cm" fo:break-before="auto" style:use-optimal-row-height="false"/>
    </style:style>
    <style:style style:name="ro11" style:family="table-row">
      <style:table-row-properties style:row-height="1.076cm" fo:break-before="auto" style:use-optimal-row-height="false"/>
    </style:style>
    <style:style style:name="ro12" style:family="table-row">
      <style:table-row-properties style:row-height="0.651cm" fo:break-before="auto" style:use-optimal-row-height="false"/>
    </style:style>
    <style:style style:name="ro13" style:family="table-row">
      <style:table-row-properties style:row-height="0.861cm" fo:break-before="auto" style:use-optimal-row-height="false"/>
    </style:style>
    <style:style style:name="ro14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ab. Quimica" table:style-name="ta1">
        <table:table-column table:style-name="co1" table:default-cell-style-name="ce9"/>
        <table:table-column table:style-name="co1" table:default-cell-style-name="ce7"/>
        <table:table-column table:style-name="co1" table:number-columns-repeated="3" table:default-cell-style-name="ce12"/>
        <table:table-column table:style-name="co1" table:default-cell-style-name="ce30"/>
        <table:table-row table:style-name="ro1">
          <table:table-cell table:style-name="ce23" office:value-type="string" calcext:value-type="string" table:number-columns-spanned="1" table:number-rows-spanned="2">
            <text:p>Practicas</text:p>
          </table:table-cell>
          <table:table-cell table:style-name="ce9" office:value-type="string" calcext:value-type="string">
            <text:p>Seguimiento</text:p>
          </table:table-cell>
          <table:table-cell table:style-name="ce9" office:value-type="string" calcext:value-type="string">
            <text:p>Quiz</text:p>
          </table:table-cell>
          <table:table-cell table:style-name="ce9" office:value-type="string" calcext:value-type="string">
            <text:p>Preinforme</text:p>
          </table:table-cell>
          <table:table-cell table:style-name="ce9" office:value-type="string" calcext:value-type="string">
            <text:p>Informe</text:p>
          </table:table-cell>
          <table:table-cell table:style-name="ce9" office:value-type="string" calcext:value-type="string">
            <text:p>Definitivo</text:p>
          </table:table-cell>
        </table:table-row>
        <table:table-row table:style-name="ro1">
          <table:covered-table-cell table:style-name="ce23"/>
          <table:table-cell table:style-name="ce27" office:value-type="percentage" office:value="0.1" calcext:value-type="percentage">
            <text:p>10%</text:p>
          </table:table-cell>
          <table:table-cell table:number-columns-repeated="2" table:style-name="ce27" office:value-type="percentage" office:value="0.2" calcext:value-type="percentage">
            <text:p>2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spanned="1" table:number-rows-spanned="11"/>
          <table:table-cell office:value-type="float" office:value="4" calcext:value-type="float">
            <text:p>4,0</text:p>
          </table:table-cell>
          <table:table-cell office:value-type="float" office:value="5" calcext:value-type="float">
            <text:p>5,0</text:p>
          </table:table-cell>
          <table:table-cell office:value-type="float" office:value="4.5" calcext:value-type="float">
            <text:p>4,5</text:p>
          </table:table-cell>
          <table:table-cell table:formula="of:=IFERROR((IFERROR([.C3]*[.$C$2];0)+IFERROR([.D3]*[.$D$2];0)+IFERROR([.E3]*[.$E$2];0))/(COUNT([.C3:.C3])*[.$C$2]+COUNT([.D3])*[.$D$2]+COUNT([.E3])*[.$E$2]);0)" office:value-type="float" office:value="4.5" calcext:value-type="float">
            <text:p>4,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NA</text:p>
          </table:table-cell>
          <table:table-cell office:value-type="float" office:value="5" calcext:value-type="float">
            <text:p>5,0</text:p>
          </table:table-cell>
          <table:table-cell office:value-type="float" office:value="4.2" calcext:value-type="float">
            <text:p>4,2</text:p>
          </table:table-cell>
          <table:table-cell table:formula="of:=IFERROR((IFERROR([.C4]*[.$C$2];0)+IFERROR([.D4]*[.$D$2];0)+IFERROR([.E4]*[.$E$2];0))/(COUNT([.C4:.C4])*[.$C$2]+COUNT([.D4])*[.$D$2]+COUNT([.E4])*[.$E$2]);0)" office:value-type="float" office:value="5" calcext:value-type="float">
            <text:p>5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/>
          <table:table-cell table:number-columns-repeated="2" office:value-type="float" office:value="5" calcext:value-type="float">
            <text:p>5,0</text:p>
          </table:table-cell>
          <table:table-cell office:value-type="float" office:value="0" calcext:value-type="float">
            <text:p>0,0</text:p>
          </table:table-cell>
          <table:table-cell table:formula="of:=IFERROR((IFERROR([.C5]*[.$C$2];0)+IFERROR([.D5]*[.$D$2];0)+IFERROR([.E5]*[.$E$2];0))/(COUNT([.C5:.C5])*[.$C$2]+COUNT([.D5])*[.$D$2]+COUNT([.E5])*[.$E$2]);0)" office:value-type="float" office:value="5" calcext:value-type="float">
            <text:p>5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/>
          <table:table-cell office:value-type="float" office:value="5" calcext:value-type="float">
            <text:p>5,0</text:p>
          </table:table-cell>
          <table:table-cell office:value-type="float" office:value="0" calcext:value-type="float">
            <text:p>0,0</text:p>
          </table:table-cell>
          <table:table-cell/>
          <table:table-cell table:formula="of:=IFERROR((IFERROR([.C6]*[.$C$2];0)+IFERROR([.D6]*[.$D$2];0)+IFERROR([.E6]*[.$E$2];0))/(COUNT([.C6:.C6])*[.$C$2]+COUNT([.D6])*[.$D$2]+COUNT([.E6])*[.$E$2]);0)" office:value-type="float" office:value="2.5" calcext:value-type="float">
            <text:p>2,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/>
          <table:table-cell table:number-columns-repeated="3"/>
          <table:table-cell table:formula="of:=IFERROR((IFERROR([.C7]*[.$C$2];0)+IFERROR([.D7]*[.$D$2];0)+IFERROR([.E7]*[.$E$2];0))/(COUNT([.C7:.C7])*[.$C$2]+COUNT([.D7])*[.$D$2]+COUNT([.E7])*[.$E$2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/>
          <table:table-cell table:number-columns-repeated="3"/>
          <table:table-cell table:formula="of:=IFERROR((IFERROR([.C8]*[.$C$2];0)+IFERROR([.D8]*[.$D$2];0)+IFERROR([.E8]*[.$E$2];0))/(COUNT([.C8:.C8])*[.$C$2]+COUNT([.D8])*[.$D$2]+COUNT([.E8])*[.$E$2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number-columns-repeated="3"/>
          <table:table-cell table:formula="of:=IFERROR((IFERROR([.C9]*[.$C$2];0)+IFERROR([.D9]*[.$D$2];0)+IFERROR([.E9]*[.$E$2];0))/(COUNT([.C9:.C9])*[.$C$2]+COUNT([.D9])*[.$D$2]+COUNT([.E9])*[.$E$2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/>
          <table:table-cell table:number-columns-repeated="3"/>
          <table:table-cell table:formula="of:=IFERROR((IFERROR([.C10]*[.$C$2];0)+IFERROR([.D10]*[.$D$2];0)+IFERROR([.E10]*[.$E$2];0))/(COUNT([.C10:.C10])*[.$C$2]+COUNT([.D10])*[.$D$2]+COUNT([.E10])*[.$E$2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number-columns-repeated="3"/>
          <table:table-cell table:formula="of:=IFERROR((IFERROR([.C11]*[.$C$2];0)+IFERROR([.D11]*[.$D$2];0)+IFERROR([.E11]*[.$E$2];0))/(COUNT([.C11:.C11])*[.$C$2]+COUNT([.D11])*[.$D$2]+COUNT([.E11])*[.$E$2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/>
          <table:table-cell table:number-columns-repeated="3"/>
          <table:table-cell table:formula="of:=IFERROR((IFERROR([.C12]*[.$C$2];0)+IFERROR([.D12]*[.$D$2];0)+IFERROR([.E12]*[.$E$2];0))/(COUNT([.C12:.C12])*[.$C$2]+COUNT([.D12])*[.$D$2]+COUNT([.E12])*[.$E$2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/>
          <table:table-cell table:number-columns-repeated="3"/>
          <table:table-cell table:formula="of:=IFERROR((IFERROR([.C13]*[.$C$2];0)+IFERROR([.D13]*[.$D$2];0)+IFERROR([.E13]*[.$E$2];0))/(COUNT([.C13:.C13])*[.$C$2]+COUNT([.D13])*[.$D$2]+COUNT([.E13])*[.$E$2])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29" table:formula="of:=(COUNT([.B3])+COUNTBLANK([.B3]))" office:value-type="float" office:value="1" calcext:value-type="float">
            <text:p>1</text:p>
          </table:table-cell>
          <table:table-cell table:style-name="ce29" table:formula="of:=(COUNT([.C3:.C13])+COUNTBLANK([.C3:.C13]))" office:value-type="float" office:value="10" calcext:value-type="float">
            <text:p>10</text:p>
          </table:table-cell>
          <table:table-cell table:style-name="ce29" table:formula="of:=(COUNT([.D3:.D13])+COUNTBLANK([.D3:.D13]))" office:value-type="float" office:value="11" calcext:value-type="float">
            <text:p>11</text:p>
          </table:table-cell>
          <table:table-cell table:style-name="ce29" table:formula="of:=(COUNT([.E3:.E13])+COUNTBLANK([.E3:.E13]))" office:value-type="float" office:value="11" calcext:value-type="float">
            <text:p>11</text:p>
          </table:table-cell>
          <table:table-cell table:style-name="ce9" table:formula="of:=SUM([.B14:.E14])" office:value-type="float" office:value="33" calcext:value-type="float">
            <text:p>33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2">
            <text:p>Actual</text:p>
          </table:table-cell>
          <table:table-cell table:style-name="ce30" table:formula="of:=IFERROR(AVERAGE([.B3:.B13]);0)" office:value-type="float" office:value="0" calcext:value-type="float">
            <text:p>0,00</text:p>
          </table:table-cell>
          <table:table-cell table:style-name="ce30" table:formula="of:=IFERROR(AVERAGE([.C3:.C13]);0)" office:value-type="float" office:value="4.66666666666667" calcext:value-type="float">
            <text:p>4,67</text:p>
          </table:table-cell>
          <table:table-cell table:style-name="ce30" table:formula="of:=IFERROR(AVERAGE([.D3:.D13]);0)" office:value-type="float" office:value="3.75" calcext:value-type="float">
            <text:p>3,75</text:p>
          </table:table-cell>
          <table:table-cell table:style-name="ce30" table:formula="of:=IFERROR(AVERAGE([.E3:.E13]);0)" office:value-type="float" office:value="2.9" calcext:value-type="float">
            <text:p>2,90</text:p>
          </table:table-cell>
          <table:table-cell table:style-name="ce6" table:formula="of:=[.F17]/[.F19]" office:value-type="float" office:value="3.52364864864865" calcext:value-type="float" table:number-columns-spanned="1" table:number-rows-spanned="2">
            <text:p>3,5</text:p>
          </table:table-cell>
        </table:table-row>
        <table:table-row table:style-name="ro1">
          <table:covered-table-cell table:style-name="ce23"/>
          <table:table-cell table:style-name="ce30" table:formula="of:=IFERROR([.B15]*[.B2];0)" office:value-type="float" office:value="0" calcext:value-type="float">
            <text:p>0,00</text:p>
          </table:table-cell>
          <table:table-cell table:style-name="ce30" table:formula="of:=IFERROR([.C15]*[.C2];0)" office:value-type="float" office:value="0.933333333333333" calcext:value-type="float">
            <text:p>0,93</text:p>
          </table:table-cell>
          <table:table-cell table:style-name="ce30" table:formula="of:=IFERROR([.D15]*[.D2];0)" office:value-type="float" office:value="0.75" calcext:value-type="float">
            <text:p>0,75</text:p>
          </table:table-cell>
          <table:table-cell table:style-name="ce30" table:formula="of:=IFERROR([.E15]*[.E2];0)" office:value-type="float" office:value="1.45" calcext:value-type="float">
            <text:p>1,45</text:p>
          </table:table-cell>
          <table:covered-table-cell/>
        </table:table-row>
        <table:table-row table:style-name="ro1">
          <table:table-cell table:style-name="ce23" office:value-type="string" calcext:value-type="string" table:number-columns-spanned="1" table:number-rows-spanned="2">
            <text:p>Acumulado</text:p>
          </table:table-cell>
          <table:table-cell table:style-name="ce30" table:formula="of:=IFERROR(SUM([.B3:.B13])/[.B14];0)" office:value-type="float" office:value="0" calcext:value-type="float">
            <text:p>0,00</text:p>
          </table:table-cell>
          <table:table-cell table:style-name="ce30" table:formula="of:=IFERROR(SUM([.C3:.C13])/[.C14];0)" office:value-type="float" office:value="1.4" calcext:value-type="float">
            <text:p>1,40</text:p>
          </table:table-cell>
          <table:table-cell table:style-name="ce30" table:formula="of:=IFERROR(SUM([.D3:.D13])/[.D14];0)" office:value-type="float" office:value="1.36363636363636" calcext:value-type="float">
            <text:p>1,36</text:p>
          </table:table-cell>
          <table:table-cell table:style-name="ce30" table:formula="of:=IFERROR(SUM([.E3:.E13])/[.E14];0)" office:value-type="float" office:value="0.790909090909091" calcext:value-type="float">
            <text:p>0,79</text:p>
          </table:table-cell>
          <table:table-cell table:style-name="ce6" table:formula="of:=SUM([.B18:.E18])" office:value-type="float" office:value="0.948181818181818" calcext:value-type="float" table:number-columns-spanned="1" table:number-rows-spanned="2">
            <text:p>0,9</text:p>
          </table:table-cell>
        </table:table-row>
        <table:table-row table:style-name="ro1">
          <table:covered-table-cell table:style-name="ce23"/>
          <table:table-cell table:style-name="ce30" table:formula="of:=[.B17]*[.B2]" office:value-type="float" office:value="0" calcext:value-type="float">
            <text:p>0,00</text:p>
          </table:table-cell>
          <table:table-cell table:style-name="ce30" table:formula="of:=[.C17]*[.C2]" office:value-type="float" office:value="0.28" calcext:value-type="float">
            <text:p>0,28</text:p>
          </table:table-cell>
          <table:table-cell table:style-name="ce30" table:formula="of:=[.D17]*[.D2]" office:value-type="float" office:value="0.272727272727273" calcext:value-type="float">
            <text:p>0,27</text:p>
          </table:table-cell>
          <table:table-cell table:style-name="ce30" table:formula="of:=[.E17]*[.E2]" office:value-type="float" office:value="0.395454545454545" calcext:value-type="float">
            <text:p>0,40</text:p>
          </table:table-cell>
          <table:covered-table-cell/>
        </table:table-row>
        <table:table-row table:style-name="ro1">
          <table:table-cell table:style-name="ce25" office:value-type="string" calcext:value-type="string" table:number-columns-spanned="1" table:number-rows-spanned="2">
            <text:p>Porcentaje Actual</text:p>
          </table:table-cell>
          <table:table-cell table:style-name="ce11" table:formula="of:=COUNT([.B3])/[.B14]" office:value-type="percentage" office:value="0" calcext:value-type="percentage">
            <text:p>0,00%</text:p>
          </table:table-cell>
          <table:table-cell table:style-name="ce11" table:formula="of:=COUNT([.C3:.C13])/[.C14]" office:value-type="percentage" office:value="0.3" calcext:value-type="percentage">
            <text:p>30,00%</text:p>
          </table:table-cell>
          <table:table-cell table:style-name="ce11" table:formula="of:=COUNT([.D3:.D13])/[.D14]" office:value-type="percentage" office:value="0.363636363636364" calcext:value-type="percentage">
            <text:p>36,36%</text:p>
          </table:table-cell>
          <table:table-cell table:style-name="ce11" table:formula="of:=COUNT([.E3:.E13])/[.E14]" office:value-type="percentage" office:value="0.272727272727273" calcext:value-type="percentage">
            <text:p>27,27%</text:p>
          </table:table-cell>
          <table:table-cell table:style-name="ce11" table:formula="of:=SUM([.B20:.E20])" office:value-type="percentage" office:value="0.269090909090909" calcext:value-type="percentage" table:number-columns-spanned="1" table:number-rows-spanned="2">
            <text:p>26,91%</text:p>
          </table:table-cell>
        </table:table-row>
        <table:table-row table:style-name="ro1">
          <table:covered-table-cell table:style-name="ce23"/>
          <table:table-cell table:style-name="ce11" table:formula="of:=[.B19]*[.B2]" office:value-type="percentage" office:value="0" calcext:value-type="percentage">
            <text:p>0,00%</text:p>
          </table:table-cell>
          <table:table-cell table:style-name="ce11" table:formula="of:=[.C19]*[.C2]" office:value-type="percentage" office:value="0.06" calcext:value-type="percentage">
            <text:p>6,00%</text:p>
          </table:table-cell>
          <table:table-cell table:style-name="ce11" table:formula="of:=[.D19]*[.D2]" office:value-type="percentage" office:value="0.0727272727272727" calcext:value-type="percentage">
            <text:p>7,27%</text:p>
          </table:table-cell>
          <table:table-cell table:style-name="ce11" table:formula="of:=[.E19]*[.E2]" office:value-type="percentage" office:value="0.136363636363636" calcext:value-type="percentage">
            <text:p>13,64%</text:p>
          </table:table-cell>
          <table:covered-table-cell table:style-name="ce15"/>
        </table:table-row>
        <table:table-row table:style-name="ro2">
          <table:table-cell table:style-name="ce25" office:value-type="string" calcext:value-type="string" table:number-columns-spanned="1" table:number-rows-spanned="2">
            <text:p>Nota Minima Necesaria Aprobatoria</text:p>
          </table:table-cell>
          <table:table-cell table:style-name="ce30" table:formula="of:=IFERROR(IF(MAX((2.95-[.$F$17])/(1-[.$F$19]);0)&lt;5;MAX((2.95-[.$F$17])/(1-[.$F$19]);0);&quot;NO ES POSIBLE&quot;);&quot;Te hizo Falta &quot;&amp;ROUND(MAX(3-[.$F$17];0);1))" office:value-type="float" office:value="2.73880597014925" calcext:value-type="float" table:number-columns-spanned="5" table:number-rows-spanned="2">
            <text:p>2,74</text:p>
          </table:table-cell>
          <table:covered-table-cell table:number-columns-repeated="4" table:style-name="ce23"/>
        </table:table-row>
        <table:table-row table:style-name="ro3">
          <table:covered-table-cell table:number-columns-repeated="6" table:style-name="ce23"/>
        </table:table-row>
        <table:table-row table:style-name="ro1">
          <table:table-cell table:style-name="ce25" office:value-type="string" calcext:value-type="string" table:number-columns-spanned="1" table:number-rows-spanned="2">
            <text:p>Nota Minima Necesaria Para el 5</text:p>
          </table:table-cell>
          <table:table-cell table:style-name="ce30" table:formula="of:=IFERROR(IF(MAX((4.95-[.$F$17])/(1-[.$F$19]);0)&lt;5;MAX((4.95-[.$F$17])/(1-[.$F$19]);0);&quot;NO ES POSIBLE&quot;);&quot;Te hizo Falta &quot;&amp;ROUND(MAX(5-[.$F$17];0);1))" office:value-type="string" office:string-value="NO ES POSIBLE" calcext:value-type="string" table:number-columns-spanned="5" table:number-rows-spanned="2">
            <text:p>NO ES POSIBLE</text:p>
          </table:table-cell>
          <table:covered-table-cell table:number-columns-repeated="4" table:style-name="ce23"/>
        </table:table-row>
        <table:table-row table:style-name="ro4">
          <table:covered-table-cell table:number-columns-repeated="6" table:style-name="ce23"/>
        </table:table-row>
        <table:table-row table:style-name="ro1">
          <table:table-cell table:style-name="ce25" table:formula="of:=&quot;Nota Minima Necesaria para el &quot; &amp;[.B25]" office:value-type="string" office:string-value="Nota Minima Necesaria para el 4" calcext:value-type="string" table:number-columns-spanned="1" table:number-rows-spanned="2">
            <text:p>Nota Minima Necesaria para el 4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30" table:formula="of:=IFERROR(IF(MAX(([.B25]-[.$F$17])/(1-[.$F$19]);0)&lt;5;MAX(([.B25]-[.$F$17])/(1-[.$F$19]);0);&quot;NO ES POSIBLE&quot;);&quot;Te hizo Falta &quot;&amp;ROUND(MAX([.B25]-[.$F$17];0);1))" office:value-type="float" office:value="4.17537313432836" calcext:value-type="float" table:number-columns-spanned="4" table:number-rows-spanned="2">
            <text:p>4,18</text:p>
          </table:table-cell>
          <table:covered-table-cell table:number-columns-repeated="3" table:style-name="ce23"/>
        </table:table-row>
        <table:table-row table:style-name="ro5">
          <table:covered-table-cell table:number-columns-repeated="6" table:style-name="ce23"/>
        </table:table-row>
        <table:table-row table:style-name="ro6">
          <table:table-cell table:style-name="ce26" office:value-type="string" calcext:value-type="string">
            <text:p>Maxima nota posible</text:p>
          </table:table-cell>
          <table:table-cell table:style-name="ce32" table:formula="of:=[.F19]*[.F15]+ (1-[.F19])*5" office:value-type="float" office:value="4.60272727272727" calcext:value-type="float" table:number-columns-spanned="5" table:number-rows-spanned="1">
            <text:p>4,6</text:p>
          </table:table-cell>
          <table:covered-table-cell table:number-columns-repeated="4" table:style-name="Default"/>
        </table:table-row>
      </table:table>
      <table:table table:name="Quimica General" table:style-name="ta1">
        <table:table-column table:style-name="co1" table:default-cell-style-name="ce23"/>
        <table:table-column table:style-name="co1" table:number-columns-repeated="5" table:default-cell-style-name="ce7"/>
        <table:table-column table:style-name="co1" table:default-cell-style-name="ce30"/>
        <table:table-row table:style-name="ro1">
          <table:table-cell table:number-columns-spanned="1" table:number-rows-spanned="2"/>
          <table:table-cell table:style-name="ce23" office:value-type="string" calcext:value-type="string">
            <text:p>Parcial1</text:p>
          </table:table-cell>
          <table:table-cell table:style-name="ce23" office:value-type="string" calcext:value-type="string">
            <text:p>Parcial2</text:p>
          </table:table-cell>
          <table:table-cell table:style-name="ce23" office:value-type="string" calcext:value-type="string">
            <text:p>Parcial3</text:p>
          </table:table-cell>
          <table:table-cell table:style-name="ce23" office:value-type="string" calcext:value-type="string">
            <text:p>Parcial4</text:p>
          </table:table-cell>
          <table:table-cell table:style-name="ce23" office:value-type="string" calcext:value-type="string">
            <text:p>Quices</text:p>
          </table:table-cell>
          <table:table-cell table:style-name="ce23" office:value-type="string" calcext:value-type="string">
            <text:p>totales</text:p>
          </table:table-cell>
        </table:table-row>
        <table:table-row table:style-name="ro1">
          <table:covered-table-cell/>
          <table:table-cell table:number-columns-repeated="5" table:style-name="ce27" office:value-type="percentage" office:value="0.2" calcext:value-type="percentage">
            <text:p>20%</text:p>
          </table:table-cell>
          <table:table-cell table:style-name="ce27" table:formula="of:=SUM([.B2:.F2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 table:number-columns-spanned="1" table:number-rows-spanned="8">
            <text:p>5,0</text:p>
          </table:table-cell>
          <table:table-cell table:number-columns-spanned="1" table:number-rows-spanned="8"/>
          <table:table-cell table:number-columns-spanned="1" table:number-rows-spanned="8"/>
          <table:table-cell table:number-columns-spanned="1" table:number-rows-spanned="8"/>
          <table:table-cell office:value-type="float" office:value="5" calcext:value-type="float">
            <text:p>5,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  <table:table-cell office:value-type="float" office:value="5" calcext:value-type="float">
            <text:p>5,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  <table:table-cell office:value-type="float" office:value="2" calcext:value-type="float">
            <text:p>2,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  <table:table-cell office:value-type="float" office:value="2" calcext:value-type="float">
            <text:p>2,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29" table:formula="of:=(COUNT([.B3])+COUNTBLANK([.B3]))" office:value-type="float" office:value="1" calcext:value-type="float">
            <text:p>1</text:p>
          </table:table-cell>
          <table:table-cell table:style-name="ce29" table:formula="of:=(COUNT([.C3])+COUNTBLANK([.C3]))" office:value-type="float" office:value="1" calcext:value-type="float">
            <text:p>1</text:p>
          </table:table-cell>
          <table:table-cell table:style-name="ce29" table:formula="of:=(COUNT([.D3])+COUNTBLANK([.D3]))" office:value-type="float" office:value="1" calcext:value-type="float">
            <text:p>1</text:p>
          </table:table-cell>
          <table:table-cell table:style-name="ce29" table:formula="of:=(COUNT([.E3])+COUNTBLANK([.E3]))" office:value-type="float" office:value="1" calcext:value-type="float">
            <text:p>1</text:p>
          </table:table-cell>
          <table:table-cell table:style-name="ce29" table:formula="of:=(COUNT([.F3:.F10])+COUNTBLANK([.F3:.F10]))" office:value-type="float" office:value="8" calcext:value-type="float">
            <text:p>8</text:p>
          </table:table-cell>
          <table:table-cell table:style-name="ce23" table:formula="of:=SUM([.B11:.F1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ctual</text:p>
          </table:table-cell>
          <table:table-cell table:style-name="ce30" table:formula="of:=IFERROR(AVERAGE([.B3:.B10]);0)" office:value-type="float" office:value="5" calcext:value-type="float">
            <text:p>5,00</text:p>
          </table:table-cell>
          <table:table-cell table:style-name="ce30" table:formula="of:=IFERROR(AVERAGE([.C3:.C10]);0)" office:value-type="float" office:value="0" calcext:value-type="float">
            <text:p>0,00</text:p>
          </table:table-cell>
          <table:table-cell table:style-name="ce30" table:formula="of:=IFERROR(AVERAGE([.D3:.D10]);0)" office:value-type="float" office:value="0" calcext:value-type="float">
            <text:p>0,00</text:p>
          </table:table-cell>
          <table:table-cell table:style-name="ce30" table:formula="of:=IFERROR(AVERAGE([.E3:.E10]);0)" office:value-type="float" office:value="0" calcext:value-type="float">
            <text:p>0,00</text:p>
          </table:table-cell>
          <table:table-cell table:style-name="ce30" table:formula="of:=IFERROR(AVERAGE([.F3:.F10]);0)" office:value-type="float" office:value="3.5" calcext:value-type="float">
            <text:p>3,50</text:p>
          </table:table-cell>
          <table:table-cell table:style-name="ce7" table:formula="of:=[.G14]/[.G16]" office:value-type="float" office:value="4.5" calcext:value-type="float" table:number-columns-spanned="1" table:number-rows-spanned="2">
            <text:p>4,5</text:p>
          </table:table-cell>
        </table:table-row>
        <table:table-row table:style-name="ro1">
          <table:covered-table-cell/>
          <table:table-cell table:style-name="ce30" table:formula="of:=IFERROR([.B12]*[.B2];0)" office:value-type="float" office:value="1" calcext:value-type="float">
            <text:p>1,00</text:p>
          </table:table-cell>
          <table:table-cell table:style-name="ce30" table:formula="of:=IFERROR([.C12]*[.C2];0)" office:value-type="float" office:value="0" calcext:value-type="float">
            <text:p>0,00</text:p>
          </table:table-cell>
          <table:table-cell table:style-name="ce30" table:formula="of:=IFERROR([.D12]*[.D2];0)" office:value-type="float" office:value="0" calcext:value-type="float">
            <text:p>0,00</text:p>
          </table:table-cell>
          <table:table-cell table:style-name="ce30" table:formula="of:=IFERROR([.E12]*[.E2];0)" office:value-type="float" office:value="0" calcext:value-type="float">
            <text:p>0,00</text:p>
          </table:table-cell>
          <table:table-cell table:style-name="ce30" table:formula="of:=IFERROR([.F12]*[.F2];0)" office:value-type="float" office:value="0.7" calcext:value-type="float">
            <text:p>0,70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2">
            <text:p>Acumulado</text:p>
          </table:table-cell>
          <table:table-cell table:style-name="ce30" table:formula="of:=IFERROR(SUM([.B3:.B10])/[.B11];0)" office:value-type="float" office:value="5" calcext:value-type="float">
            <text:p>5,00</text:p>
          </table:table-cell>
          <table:table-cell table:style-name="ce30" table:formula="of:=IFERROR(SUM([.C3:.C10])/[.C11];0)" office:value-type="float" office:value="0" calcext:value-type="float">
            <text:p>0,00</text:p>
          </table:table-cell>
          <table:table-cell table:style-name="ce30" table:formula="of:=IFERROR(SUM([.D3:.D10])/[.D11];0)" office:value-type="float" office:value="0" calcext:value-type="float">
            <text:p>0,00</text:p>
          </table:table-cell>
          <table:table-cell table:style-name="ce30" table:formula="of:=IFERROR(SUM([.E3:.E10])/[.E11];0)" office:value-type="float" office:value="0" calcext:value-type="float">
            <text:p>0,00</text:p>
          </table:table-cell>
          <table:table-cell table:style-name="ce30" table:formula="of:=IFERROR(SUM([.F3:.F10])/[.F11];0)" office:value-type="float" office:value="1.75" calcext:value-type="float">
            <text:p>1,75</text:p>
          </table:table-cell>
          <table:table-cell table:style-name="ce7" table:formula="of:=SUM([.B15:.F15])" office:value-type="float" office:value="1.35" calcext:value-type="float" table:number-columns-spanned="1" table:number-rows-spanned="2">
            <text:p>1,4</text:p>
          </table:table-cell>
        </table:table-row>
        <table:table-row table:style-name="ro1">
          <table:covered-table-cell/>
          <table:table-cell table:style-name="ce30" table:formula="of:=[.B14]*[.B2]" office:value-type="float" office:value="1" calcext:value-type="float">
            <text:p>1,00</text:p>
          </table:table-cell>
          <table:table-cell table:style-name="ce30" table:formula="of:=[.C14]*[.C2]" office:value-type="float" office:value="0" calcext:value-type="float">
            <text:p>0,00</text:p>
          </table:table-cell>
          <table:table-cell table:style-name="ce30" table:formula="of:=[.D14]*[.D2]" office:value-type="float" office:value="0" calcext:value-type="float">
            <text:p>0,00</text:p>
          </table:table-cell>
          <table:table-cell table:style-name="ce30" table:formula="of:=[.E14]*[.E2]" office:value-type="float" office:value="0" calcext:value-type="float">
            <text:p>0,00</text:p>
          </table:table-cell>
          <table:table-cell table:style-name="ce30" table:formula="of:=[.F14]*[.F2]" office:value-type="float" office:value="0.35" calcext:value-type="float">
            <text:p>0,35</text:p>
          </table:table-cell>
          <table:covered-table-cell/>
        </table:table-row>
        <table:table-row table:style-name="ro1">
          <table:table-cell table:style-name="ce25" office:value-type="string" calcext:value-type="string" table:number-columns-spanned="1" table:number-rows-spanned="2">
            <text:p>Porcentaje Actual</text:p>
          </table:table-cell>
          <table:table-cell table:style-name="ce11" table:formula="of:=COUNT([.B3])/[.B11]" office:value-type="percentage" office:value="1" calcext:value-type="percentage">
            <text:p>100,00%</text:p>
          </table:table-cell>
          <table:table-cell table:style-name="ce11" table:formula="of:=COUNT([.C3])/[.C11]" office:value-type="percentage" office:value="0" calcext:value-type="percentage">
            <text:p>0,00%</text:p>
          </table:table-cell>
          <table:table-cell table:style-name="ce11" table:formula="of:=COUNT([.D3])/[.D11]" office:value-type="percentage" office:value="0" calcext:value-type="percentage">
            <text:p>0,00%</text:p>
          </table:table-cell>
          <table:table-cell table:style-name="ce11" table:formula="of:=COUNT([.E3])/[.E11]" office:value-type="percentage" office:value="0" calcext:value-type="percentage">
            <text:p>0,00%</text:p>
          </table:table-cell>
          <table:table-cell table:style-name="ce11" table:formula="of:=COUNT([.F3:.F10])/[.F11]" office:value-type="percentage" office:value="0.5" calcext:value-type="percentage">
            <text:p>50,00%</text:p>
          </table:table-cell>
          <table:table-cell table:style-name="ce11" table:formula="of:=SUM([.B17:.F17])" office:value-type="percentage" office:value="0.3" calcext:value-type="percentage" table:number-columns-spanned="1" table:number-rows-spanned="2">
            <text:p>30,00%</text:p>
          </table:table-cell>
        </table:table-row>
        <table:table-row table:style-name="ro1">
          <table:covered-table-cell/>
          <table:table-cell table:style-name="ce11" table:formula="of:=[.B16]*[.B2]" office:value-type="percentage" office:value="0.2" calcext:value-type="percentage">
            <text:p>20,00%</text:p>
          </table:table-cell>
          <table:table-cell table:style-name="ce11" table:formula="of:=[.C16]*[.C2]" office:value-type="percentage" office:value="0" calcext:value-type="percentage">
            <text:p>0,00%</text:p>
          </table:table-cell>
          <table:table-cell table:style-name="ce11" table:formula="of:=[.D16]*[.D2]" office:value-type="percentage" office:value="0" calcext:value-type="percentage">
            <text:p>0,00%</text:p>
          </table:table-cell>
          <table:table-cell table:style-name="ce11" table:formula="of:=[.E16]*[.E2]" office:value-type="percentage" office:value="0" calcext:value-type="percentage">
            <text:p>0,00%</text:p>
          </table:table-cell>
          <table:table-cell table:style-name="ce11" table:formula="of:=[.F16]*[.F2]" office:value-type="percentage" office:value="0.1" calcext:value-type="percentage">
            <text:p>10,00%</text:p>
          </table:table-cell>
          <table:covered-table-cell table:style-name="ce11"/>
        </table:table-row>
        <table:table-row table:style-name="ro1">
          <table:table-cell table:style-name="ce25" office:value-type="string" calcext:value-type="string" table:number-columns-spanned="1" table:number-rows-spanned="2">
            <text:p>Nota Minima Necesaria Aprobatoria</text:p>
          </table:table-cell>
          <table:table-cell table:formula="of:=IFERROR(IF(MAX((2.95-[.$G$14])/(1-[.$G$16]);0)&lt;5;MAX((2.95-[.$G$14])/(1-[.$G$16]);0);&quot;NO ES POSIBLE&quot;);&quot;Te hizo Falta &quot;&amp;MAX(3-ROUND([.$G$14];1);0))" office:value-type="float" office:value="2.28571428571429" calcext:value-type="float" table:number-columns-spanned="6" table:number-rows-spanned="2">
            <text:p>2,3</text:p>
          </table:table-cell>
          <table:covered-table-cell table:number-columns-repeated="5" table:style-name="ce23"/>
        </table:table-row>
        <table:table-row table:style-name="ro7">
          <table:covered-table-cell/>
          <table:covered-table-cell table:number-columns-repeated="6" table:style-name="ce23"/>
        </table:table-row>
        <table:table-row table:style-name="ro1">
          <table:table-cell table:style-name="ce25" office:value-type="string" calcext:value-type="string" table:number-columns-spanned="1" table:number-rows-spanned="2">
            <text:p>Nota Minima Necesaria Para el 5</text:p>
          </table:table-cell>
          <table:table-cell table:formula="of:=IFERROR(IF(MAX((4.95-[.$G$14])/(1-[.$G$16]);0)&lt;5;MAX((4.95-[.$G$14])/(1-[.$G$16]);0);&quot;NO ES POSIBLE&quot;);&quot;Te hizo Falta &quot;&amp;MAX(5-ROUND([.$G$14];1);0))" office:value-type="string" office:string-value="NO ES POSIBLE" calcext:value-type="string" table:number-columns-spanned="6" table:number-rows-spanned="2">
            <text:p>NO ES POSIBLE</text:p>
          </table:table-cell>
          <table:covered-table-cell table:number-columns-repeated="5" table:style-name="ce23"/>
        </table:table-row>
        <table:table-row table:style-name="ro8">
          <table:covered-table-cell/>
          <table:covered-table-cell table:number-columns-repeated="6" table:style-name="ce23"/>
        </table:table-row>
        <table:table-row table:style-name="ro1">
          <table:table-cell table:style-name="ce25" table:formula="of:=&quot;Nota Minima Necesaria para el &quot; &amp;[.B22]" office:value-type="string" office:string-value="Nota Minima Necesaria para el 4" calcext:value-type="string" table:number-columns-spanned="1" table:number-rows-spanned="2">
            <text:p>Nota Minima Necesaria para el 4</text:p>
          </table:table-cell>
          <table:table-cell table:style-name="ce36" office:value-type="float" office:value="4" calcext:value-type="float" table:number-columns-spanned="1" table:number-rows-spanned="2">
            <text:p>4,0</text:p>
          </table:table-cell>
          <table:table-cell table:formula="of:=IFERROR(IF(MAX(([.B22]-0.05-[.$G$14])/(1-[.$G$16]);0)&lt;5;MAX(([.B22]-0.05-[.$G$14])/(1-[.$G$16]);0);&quot;NO ES POSIBLE&quot;);&quot;Te hizo Falta &quot;&amp;MAX(ROUND([.B22]-0.05;1)-ROUND([.$G$14];1);0))" office:value-type="float" office:value="3.71428571428571" calcext:value-type="float" table:number-columns-spanned="5" table:number-rows-spanned="2">
            <text:p>3,7</text:p>
          </table:table-cell>
          <table:covered-table-cell table:number-columns-repeated="4" table:style-name="ce23"/>
        </table:table-row>
        <table:table-row table:style-name="ro9">
          <table:covered-table-cell/>
          <table:covered-table-cell table:number-columns-repeated="6" table:style-name="ce23"/>
        </table:table-row>
        <table:table-row table:style-name="ro6">
          <table:table-cell table:style-name="ce26" office:value-type="string" calcext:value-type="string">
            <text:p>Maxima nota posible</text:p>
          </table:table-cell>
          <table:table-cell table:style-name="ce32" table:formula="of:=[.G16]*[.G12]+ (1-[.G16])*5" office:value-type="float" office:value="4.85" calcext:value-type="float" table:number-columns-spanned="6" table:number-rows-spanned="1">
            <text:p>4,9</text:p>
          </table:table-cell>
          <table:covered-table-cell table:number-columns-repeated="5" table:style-name="Default"/>
        </table:table-row>
        <table:table-row table:style-name="ro1">
          <table:table-cell table:style-name="ce26"/>
          <table:table-cell table:style-name="Default" table:number-columns-repeated="6"/>
        </table:table-row>
      </table:table>
      <table:table table:name="Inv. Operaciones" table:style-name="ta1">
        <table:table-column table:style-name="co1" table:number-columns-repeated="6" table:default-cell-style-name="Default"/>
        <table:table-row table:style-name="ro1">
          <table:table-cell table:style-name="ce23"/>
          <table:table-cell table:style-name="ce27" office:value-type="string" calcext:value-type="string">
            <text:p>Parcial1</text:p>
          </table:table-cell>
          <table:table-cell table:style-name="ce27" office:value-type="string" calcext:value-type="string">
            <text:p>Parcial2</text:p>
          </table:table-cell>
          <table:table-cell table:style-name="ce27" office:value-type="string" calcext:value-type="string">
            <text:p>Parcial3</text:p>
          </table:table-cell>
          <table:table-cell table:style-name="ce27" office:value-type="string" calcext:value-type="string">
            <text:p>Parcial4</text:p>
          </table:table-cell>
          <table:table-cell table:style-name="ce11"/>
        </table:table-row>
        <table:table-row table:style-name="ro1">
          <table:table-cell table:style-name="ce2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11" table:formula="of:=SUM([.B2:.E2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7" office:value-type="float" office:value="4.6" calcext:value-type="float">
            <text:p>4,6</text:p>
          </table:table-cell>
          <table:table-cell table:style-name="ce7" table:number-columns-repeated="3"/>
          <table:table-cell table:style-name="ce30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9" table:formula="of:=(COUNT([.B3])+COUNTBLANK([.B3]))" office:value-type="float" office:value="1" calcext:value-type="float">
            <text:p>1</text:p>
          </table:table-cell>
          <table:table-cell table:style-name="ce29" table:formula="of:=(COUNT([.C3])+COUNTBLANK([.C3]))" office:value-type="float" office:value="1" calcext:value-type="float">
            <text:p>1</text:p>
          </table:table-cell>
          <table:table-cell table:style-name="ce29" table:formula="of:=(COUNT([.D3])+COUNTBLANK([.D3]))" office:value-type="float" office:value="1" calcext:value-type="float">
            <text:p>1</text:p>
          </table:table-cell>
          <table:table-cell table:style-name="ce29" table:formula="of:=(COUNT([.E3:.E3])+COUNTBLANK([.E3:.E3]))" office:value-type="float" office:value="1" calcext:value-type="float">
            <text:p>1</text:p>
          </table:table-cell>
          <table:table-cell table:style-name="ce23" table:formula="of:=SUM([.B4:.E4])" office:value-type="float" office:value="4" calcext:value-type="float">
            <text:p>4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2">
            <text:p>Actual</text:p>
          </table:table-cell>
          <table:table-cell table:style-name="ce30" table:formula="of:=IFERROR(AVERAGE([.B3:.B3]);0)" office:value-type="float" office:value="4.6" calcext:value-type="float">
            <text:p>4,60</text:p>
          </table:table-cell>
          <table:table-cell table:style-name="ce30" table:formula="of:=IFERROR(AVERAGE([.C3:.C3]);0)" office:value-type="float" office:value="0" calcext:value-type="float">
            <text:p>0,00</text:p>
          </table:table-cell>
          <table:table-cell table:style-name="ce30" table:formula="of:=IFERROR(AVERAGE([.D3:.D3]);0)" office:value-type="float" office:value="0" calcext:value-type="float">
            <text:p>0,00</text:p>
          </table:table-cell>
          <table:table-cell table:style-name="ce30" table:formula="of:=IFERROR(AVERAGE([.E3:.E3]);0)" office:value-type="float" office:value="0" calcext:value-type="float">
            <text:p>0,00</text:p>
          </table:table-cell>
          <table:table-cell table:style-name="ce7" table:formula="of:=IFERROR([.F7]/[.F9];0)" office:value-type="float" office:value="4.6" calcext:value-type="float" table:number-columns-spanned="1" table:number-rows-spanned="2">
            <text:p>4,6</text:p>
          </table:table-cell>
        </table:table-row>
        <table:table-row table:style-name="ro1">
          <table:covered-table-cell table:style-name="ce23"/>
          <table:table-cell table:style-name="ce30" table:formula="of:=IFERROR([.B5]*[.B2];0)" office:value-type="float" office:value="1.15" calcext:value-type="float">
            <text:p>1,15</text:p>
          </table:table-cell>
          <table:table-cell table:style-name="ce30" table:formula="of:=IFERROR([.C5]*[.C2];0)" office:value-type="float" office:value="0" calcext:value-type="float">
            <text:p>0,00</text:p>
          </table:table-cell>
          <table:table-cell table:style-name="ce30" table:formula="of:=IFERROR([.D5]*[.D2];0)" office:value-type="float" office:value="0" calcext:value-type="float">
            <text:p>0,00</text:p>
          </table:table-cell>
          <table:table-cell table:style-name="ce30" table:formula="of:=IFERROR([.E5]*[.E2];0)" office:value-type="float" office:value="0" calcext:value-type="float">
            <text:p>0,00</text:p>
          </table:table-cell>
          <table:covered-table-cell table:style-name="ce30"/>
        </table:table-row>
        <table:table-row table:style-name="ro1">
          <table:table-cell table:style-name="ce23" office:value-type="string" calcext:value-type="string" table:number-columns-spanned="1" table:number-rows-spanned="2">
            <text:p>Acumulado</text:p>
          </table:table-cell>
          <table:table-cell table:style-name="ce30" table:formula="of:=IFERROR(SUM([.B3:.B3])/[.B4];0)" office:value-type="float" office:value="4.6" calcext:value-type="float">
            <text:p>4,60</text:p>
          </table:table-cell>
          <table:table-cell table:style-name="ce30" table:formula="of:=IFERROR(SUM([.C3:.C3])/[.C4];0)" office:value-type="float" office:value="0" calcext:value-type="float">
            <text:p>0,00</text:p>
          </table:table-cell>
          <table:table-cell table:style-name="ce30" table:formula="of:=IFERROR(SUM([.D3:.D3])/[.D4];0)" office:value-type="float" office:value="0" calcext:value-type="float">
            <text:p>0,00</text:p>
          </table:table-cell>
          <table:table-cell table:style-name="ce30" table:formula="of:=IFERROR(SUM([.E3:.E3])/[.E4];0)" office:value-type="float" office:value="0" calcext:value-type="float">
            <text:p>0,00</text:p>
          </table:table-cell>
          <table:table-cell table:style-name="ce7" table:formula="of:=SUM([.B8:.E8])" office:value-type="float" office:value="1.15" calcext:value-type="float" table:number-columns-spanned="1" table:number-rows-spanned="2">
            <text:p>1,2</text:p>
          </table:table-cell>
        </table:table-row>
        <table:table-row table:style-name="ro1">
          <table:covered-table-cell table:style-name="ce23"/>
          <table:table-cell table:style-name="ce30" table:formula="of:=[.B7]*[.B2]" office:value-type="float" office:value="1.15" calcext:value-type="float">
            <text:p>1,15</text:p>
          </table:table-cell>
          <table:table-cell table:style-name="ce30" table:formula="of:=[.C7]*[.C2]" office:value-type="float" office:value="0" calcext:value-type="float">
            <text:p>0,00</text:p>
          </table:table-cell>
          <table:table-cell table:style-name="ce30" table:formula="of:=[.D7]*[.D2]" office:value-type="float" office:value="0" calcext:value-type="float">
            <text:p>0,00</text:p>
          </table:table-cell>
          <table:table-cell table:style-name="ce30" table:formula="of:=[.E7]*[.E2]" office:value-type="float" office:value="0" calcext:value-type="float">
            <text:p>0,00</text:p>
          </table:table-cell>
          <table:covered-table-cell table:style-name="ce30"/>
        </table:table-row>
        <table:table-row table:style-name="ro1">
          <table:table-cell table:style-name="ce25" office:value-type="string" calcext:value-type="string" table:number-columns-spanned="1" table:number-rows-spanned="2">
            <text:p>Porcentaje Actual</text:p>
          </table:table-cell>
          <table:table-cell table:style-name="ce11" table:formula="of:=COUNT([.B3])/[.B4]" office:value-type="percentage" office:value="1" calcext:value-type="percentage">
            <text:p>100,00%</text:p>
          </table:table-cell>
          <table:table-cell table:style-name="ce11" table:formula="of:=COUNT([.C3])/[.C4]" office:value-type="percentage" office:value="0" calcext:value-type="percentage">
            <text:p>0,00%</text:p>
          </table:table-cell>
          <table:table-cell table:style-name="ce11" table:formula="of:=COUNT([.D3])/[.D4]" office:value-type="percentage" office:value="0" calcext:value-type="percentage">
            <text:p>0,00%</text:p>
          </table:table-cell>
          <table:table-cell table:style-name="ce11" table:formula="of:=COUNT([.E3:.E3])/[.E4]" office:value-type="percentage" office:value="0" calcext:value-type="percentage">
            <text:p>0,00%</text:p>
          </table:table-cell>
          <table:table-cell table:style-name="ce11" table:formula="of:=SUM([.B10:.E10])" office:value-type="percentage" office:value="0.25" calcext:value-type="percentage" table:number-columns-spanned="1" table:number-rows-spanned="2">
            <text:p>25,00%</text:p>
          </table:table-cell>
        </table:table-row>
        <table:table-row table:style-name="ro1">
          <table:covered-table-cell table:style-name="ce23"/>
          <table:table-cell table:style-name="ce11" table:formula="of:=[.B9]*[.B2]" office:value-type="percentage" office:value="0.25" calcext:value-type="percentage">
            <text:p>25,00%</text:p>
          </table:table-cell>
          <table:table-cell table:style-name="ce11" table:formula="of:=[.C9]*[.C2]" office:value-type="percentage" office:value="0" calcext:value-type="percentage">
            <text:p>0,00%</text:p>
          </table:table-cell>
          <table:table-cell table:style-name="ce11" table:formula="of:=[.D9]*[.D2]" office:value-type="percentage" office:value="0" calcext:value-type="percentage">
            <text:p>0,00%</text:p>
          </table:table-cell>
          <table:table-cell table:style-name="ce11" table:formula="of:=[.E9]*[.E2]" office:value-type="percentage" office:value="0" calcext:value-type="percentage">
            <text:p>0,00%</text:p>
          </table:table-cell>
          <table:covered-table-cell table:style-name="ce11"/>
        </table:table-row>
        <table:table-row table:style-name="ro1">
          <table:table-cell table:style-name="ce25" office:value-type="string" calcext:value-type="string" table:number-columns-spanned="1" table:number-rows-spanned="2">
            <text:p>Nota Minima Necesaria Aprobatoria</text:p>
          </table:table-cell>
          <table:table-cell table:style-name="ce7" table:formula="of:=IFERROR(IF(MAX((2.95-[.$F$7])/(1-[.$F$9]);0)&lt;5;MAX((2.95-[.$F$7])/(1-[.$F$9]);0);&quot;NO ES POSIBLE&quot;);&quot;Te hizo Falta &quot;&amp;MAX(3-ROUND([.$F$7];1);0))" office:value-type="float" office:value="2.4" calcext:value-type="float" table:number-columns-spanned="5" table:number-rows-spanned="2">
            <text:p>2,4</text:p>
          </table:table-cell>
          <table:covered-table-cell table:number-columns-repeated="4" table:style-name="ce23"/>
        </table:table-row>
        <table:table-row table:style-name="ro7">
          <table:covered-table-cell table:number-columns-repeated="6" table:style-name="ce23"/>
        </table:table-row>
        <table:table-row table:style-name="ro1">
          <table:table-cell table:style-name="ce25" office:value-type="string" calcext:value-type="string" table:number-columns-spanned="1" table:number-rows-spanned="2">
            <text:p>Nota Minima Necesaria Para el 5</text:p>
          </table:table-cell>
          <table:table-cell table:style-name="ce7" table:formula="of:=IFERROR(IF(MAX((4.95-[.$F$7])/(1-[.$F$9]);0)&lt;5;MAX((4.95-[.$F$7])/(1-[.$F$9]);0);&quot;NO ES POSIBLE&quot;);&quot;Te hizo Falta &quot;&amp;MAX(5-ROUND([.$F$7];1);0))" office:value-type="string" office:string-value="NO ES POSIBLE" calcext:value-type="string" table:number-columns-spanned="5" table:number-rows-spanned="2">
            <text:p>NO ES POSIBLE</text:p>
          </table:table-cell>
          <table:covered-table-cell table:number-columns-repeated="4" table:style-name="ce23"/>
        </table:table-row>
        <table:table-row table:style-name="ro8">
          <table:covered-table-cell table:number-columns-repeated="6" table:style-name="ce23"/>
        </table:table-row>
        <table:table-row table:style-name="ro1">
          <table:table-cell table:style-name="ce25" table:formula="of:=&quot;Nota Minima Necesaria para el &quot; &amp;[.B15]" office:value-type="string" office:string-value="Nota Minima Necesaria para el 4" calcext:value-type="string" table:number-columns-spanned="1" table:number-rows-spanned="2">
            <text:p>Nota Minima Necesaria para el 4</text:p>
          </table:table-cell>
          <table:table-cell table:style-name="ce36" office:value-type="float" office:value="4" calcext:value-type="float" table:number-columns-spanned="1" table:number-rows-spanned="2">
            <text:p>4,0</text:p>
          </table:table-cell>
          <table:table-cell table:style-name="ce7" table:formula="of:=IFERROR(IF(MAX(([.B15]-0.05-[.$F$7])/(1-[.$F$9]);0)&lt;5;MAX(([.B15]-0.05-[.$F$7])/(1-[.$F$9]);0);&quot;NO ES POSIBLE&quot;);&quot;Te hizo Falta &quot;&amp;MAX(ROUND([.B15]-0.05;1)-ROUND([.$F$7];1);0))" office:value-type="float" office:value="3.73333333333333" calcext:value-type="float" table:number-columns-spanned="4" table:number-rows-spanned="2">
            <text:p>3,7</text:p>
          </table:table-cell>
          <table:covered-table-cell table:number-columns-repeated="3" table:style-name="ce23"/>
        </table:table-row>
        <table:table-row table:style-name="ro9">
          <table:covered-table-cell table:number-columns-repeated="6" table:style-name="ce23"/>
        </table:table-row>
        <table:table-row table:style-name="ro6">
          <table:table-cell table:style-name="ce26" office:value-type="string" calcext:value-type="string">
            <text:p>Maxima nota posible</text:p>
          </table:table-cell>
          <table:table-cell table:style-name="ce32" table:formula="of:=[.F9]*[.F5]+ (1-[.F9])*5" office:value-type="float" office:value="4.9" calcext:value-type="float">
            <text:p>4,9</text:p>
          </table:table-cell>
          <table:table-cell table:number-columns-repeated="4"/>
        </table:table-row>
        <table:table-row table:style-name="ro1" table:number-rows-repeated="9">
          <table:table-cell table:number-columns-repeated="6"/>
        </table:table-row>
        <table:table-row table:style-name="ro1">
          <table:table-cell/>
          <table:table-cell office:value-type="string" calcext:value-type="string">
            <text:p>Maxima nota posible 4,9 =F19$'Inv. Operaciones'.B17*F15+ (1-F19)*5</text:p>
          </table:table-cell>
          <table:table-cell table:number-columns-repeated="4"/>
        </table:table-row>
      </table:table>
      <table:table table:name="TLP" table:style-name="ta1">
        <table:table-column table:style-name="co1" table:default-cell-style-name="ce23"/>
        <table:table-column table:style-name="co1" table:number-columns-repeated="3" table:default-cell-style-name="ce7"/>
        <table:table-column table:style-name="co1" table:default-cell-style-name="ce30"/>
        <table:table-column table:style-name="co1" table:number-columns-repeated="4" table:default-cell-style-name="ce7"/>
        <table:table-column table:style-name="co1" table:default-cell-style-name="ce30"/>
        <table:table-column table:style-name="co1" table:default-cell-style-name="Default"/>
        <table:table-row table:style-name="ro1">
          <table:table-cell/>
          <table:table-cell table:style-name="ce27" office:value-type="string" calcext:value-type="string">
            <text:p>VPL1</text:p>
          </table:table-cell>
          <table:table-cell table:style-name="ce27" office:value-type="string" calcext:value-type="string">
            <text:p>VPL2</text:p>
          </table:table-cell>
          <table:table-cell table:style-name="ce27" office:value-type="string" calcext:value-type="string">
            <text:p>VPL3</text:p>
          </table:table-cell>
          <table:table-cell table:style-name="ce27" office:value-type="string" calcext:value-type="string">
            <text:p>Seguimiento1</text:p>
          </table:table-cell>
          <table:table-cell table:style-name="ce27" office:value-type="string" calcext:value-type="string">
            <text:p>Seguimiento2</text:p>
          </table:table-cell>
          <table:table-cell table:style-name="ce27" office:value-type="string" calcext:value-type="string">
            <text:p>Parcial1</text:p>
          </table:table-cell>
          <table:table-cell table:style-name="ce27" office:value-type="string" calcext:value-type="string">
            <text:p>Parcial2</text:p>
          </table:table-cell>
          <table:table-cell table:style-name="ce27" office:value-type="string" calcext:value-type="string">
            <text:p>Parcial3</text:p>
          </table:table-cell>
          <table:table-cell table:style-name="ce11"/>
          <table:table-cell/>
        </table:table-row>
        <table:table-row table:style-name="ro1">
          <table:table-cell/>
          <table:table-cell table:number-columns-repeated="5" table:style-name="ce27" office:value-type="percentage" office:value="0.1" calcext:value-type="percentage">
            <text:p>10%</text:p>
          </table:table-cell>
          <table:table-cell table:style-name="ce27" office:value-type="percentage" office:value="0.2" calcext:value-type="percentage">
            <text:p>20%</text:p>
          </table:table-cell>
          <table:table-cell table:number-columns-repeated="2" table:style-name="ce27" office:value-type="percentage" office:value="0.15" calcext:value-type="percentage">
            <text:p>15%</text:p>
          </table:table-cell>
          <table:table-cell table:style-name="ce11" table:formula="of:=SUM([.B2:.I2])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 table:number-columns-spanned="1" table:number-rows-spanned="6">
            <text:p>5,0</text:p>
          </table:table-cell>
          <table:table-cell office:value-type="float" office:value="5" calcext:value-type="float" table:number-columns-spanned="1" table:number-rows-spanned="6">
            <text:p>5,0</text:p>
          </table:table-cell>
          <table:table-cell office:value-type="float" office:value="3" calcext:value-type="float" table:number-columns-spanned="1" table:number-rows-spanned="6">
            <text:p>3,0</text:p>
          </table:table-cell>
          <table:table-cell table:style-name="ce7" office:value-type="float" office:value="5" calcext:value-type="float" table:number-columns-spanned="1" table:number-rows-spanned="2">
            <text:p>5,0</text:p>
          </table:table-cell>
          <table:table-cell/>
          <table:table-cell office:value-type="float" office:value="5" calcext:value-type="float" table:number-columns-spanned="1" table:number-rows-spanned="6">
            <text:p>5,0</text:p>
          </table:table-cell>
          <table:table-cell office:value-type="float" office:value="4.5" calcext:value-type="float" table:number-columns-spanned="1" table:number-rows-spanned="6">
            <text:p>4,5</text:p>
          </table:table-cell>
          <table:table-cell office:value-type="float" office:value="3.9" calcext:value-type="float" table:number-columns-spanned="1" table:number-rows-spanned="6">
            <text:p>3,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3" office:value-type="string" calcext:value-type="string">
            <text:p>NP</text:p>
          </table:covered-table-cell>
          <table:covered-table-cell table:style-name="ce7" office:value-type="string" calcext:value-type="string">
            <text:p>NP</text:p>
          </table:covered-table-cell>
          <table:table-cell/>
          <table:covered-table-cell table:number-columns-repeated="3" office:value-type="string" calcext:value-type="string">
            <text:p>NP</text:p>
          </table:covered-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3" office:value-type="string" calcext:value-type="string">
            <text:p>NP</text:p>
          </table:covered-table-cell>
          <table:table-cell table:style-name="ce7" office:value-type="float" office:value="5" calcext:value-type="float" table:number-columns-spanned="1" table:number-rows-spanned="2">
            <text:p>5,0</text:p>
          </table:table-cell>
          <table:table-cell/>
          <table:covered-table-cell table:number-columns-repeated="3" office:value-type="string" calcext:value-type="string">
            <text:p>NP</text:p>
          </table:covered-table-cell>
          <table:table-cell/>
          <table:table-cell office:value-type="string" calcext:value-type="string">
            <text:p>z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3" office:value-type="string" calcext:value-type="string">
            <text:p>NP</text:p>
          </table:covered-table-cell>
          <table:covered-table-cell table:style-name="ce7" office:value-type="string" calcext:value-type="string">
            <text:p>NP</text:p>
          </table:covered-table-cell>
          <table:table-cell/>
          <table:covered-table-cell table:number-columns-repeated="3" office:value-type="string" calcext:value-type="string">
            <text:p>NP</text:p>
          </table:covered-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3" office:value-type="string" calcext:value-type="string">
            <text:p>NP</text:p>
          </table:covered-table-cell>
          <table:table-cell table:style-name="ce7" office:value-type="float" office:value="5" calcext:value-type="float" table:number-columns-spanned="1" table:number-rows-spanned="2">
            <text:p>5,0</text:p>
          </table:table-cell>
          <table:table-cell/>
          <table:covered-table-cell table:number-columns-repeated="3" office:value-type="string" calcext:value-type="string">
            <text:p>NP</text:p>
          </table:covered-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3" office:value-type="string" calcext:value-type="string">
            <text:p>NP</text:p>
          </table:covered-table-cell>
          <table:covered-table-cell table:style-name="ce7" office:value-type="string" calcext:value-type="string">
            <text:p>NP</text:p>
          </table:covered-table-cell>
          <table:table-cell/>
          <table:covered-table-cell table:number-columns-repeated="3" office:value-type="string" calcext:value-type="string">
            <text:p>NP</text:p>
          </table:covered-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style-name="ce7" office:value-type="float" office:value="5" calcext:value-type="float">
            <text:p>5,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style-name="ce29" table:formula="of:=(COUNT([.B3:.B8])+COUNTBLANK([.B3:.B8]))" office:value-type="float" office:value="1" calcext:value-type="float">
            <text:p>1</text:p>
          </table:table-cell>
          <table:table-cell table:style-name="ce29" table:formula="of:=(COUNT([.C3:.C8])+COUNTBLANK([.C3:.C8]))" office:value-type="float" office:value="1" calcext:value-type="float">
            <text:p>1</text:p>
          </table:table-cell>
          <table:table-cell table:style-name="ce29" table:formula="of:=(COUNT([.D3:.D8])+COUNTBLANK([.D3:.D8]))" office:value-type="float" office:value="1" calcext:value-type="float">
            <text:p>1</text:p>
          </table:table-cell>
          <table:table-cell table:style-name="ce29" table:formula="of:=(COUNT([.E3:.E9])+COUNTBLANK([.E3:.E9]))" office:value-type="float" office:value="4" calcext:value-type="float">
            <text:p>4</text:p>
          </table:table-cell>
          <table:table-cell table:style-name="ce29" table:formula="of:=(COUNT([.F3:.F8])+COUNTBLANK([.F3:.F8]))" office:value-type="float" office:value="6" calcext:value-type="float">
            <text:p>6</text:p>
          </table:table-cell>
          <table:table-cell table:style-name="ce29" table:formula="of:=(COUNT([.G3:.G8])+COUNTBLANK([.G3:.G8]))" office:value-type="float" office:value="1" calcext:value-type="float">
            <text:p>1</text:p>
          </table:table-cell>
          <table:table-cell table:style-name="ce29" table:formula="of:=(COUNT([.H3:.H8])+COUNTBLANK([.H3:.H8]))" office:value-type="float" office:value="1" calcext:value-type="float">
            <text:p>1</text:p>
          </table:table-cell>
          <table:table-cell table:style-name="ce29" table:formula="of:=(COUNT([.I3:.I8])+COUNTBLANK([.I3:.I8]))" office:value-type="float" office:value="1" calcext:value-type="float">
            <text:p>1</text:p>
          </table:table-cell>
          <table:table-cell table:style-name="ce23" table:formula="of:=SUM([.B11:.I11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Actual</text:p>
          </table:table-cell>
          <table:table-cell table:style-name="ce30" table:formula="of:=IFERROR(AVERAGE([.B3:.B8]);0)" office:value-type="float" office:value="5" calcext:value-type="float">
            <text:p>5,00</text:p>
          </table:table-cell>
          <table:table-cell table:style-name="ce30" table:formula="of:=IFERROR(AVERAGE([.C3:.C8]);0)" office:value-type="float" office:value="5" calcext:value-type="float">
            <text:p>5,00</text:p>
          </table:table-cell>
          <table:table-cell table:style-name="ce30" table:formula="of:=IFERROR(AVERAGE([.D3:.D8]);0)" office:value-type="float" office:value="3" calcext:value-type="float">
            <text:p>3,00</text:p>
          </table:table-cell>
          <table:table-cell table:formula="of:=IFERROR(AVERAGE([.E3:.E9]);0)" office:value-type="float" office:value="5" calcext:value-type="float">
            <text:p>5,00</text:p>
          </table:table-cell>
          <table:table-cell table:style-name="ce30" table:formula="of:=IFERROR(AVERAGE([.F3:.F8]);0)" office:value-type="float" office:value="0" calcext:value-type="float">
            <text:p>0,00</text:p>
          </table:table-cell>
          <table:table-cell table:style-name="ce30" table:formula="of:=IFERROR(AVERAGE([.G3:.G8]);0)" office:value-type="float" office:value="5" calcext:value-type="float">
            <text:p>5,00</text:p>
          </table:table-cell>
          <table:table-cell table:style-name="ce30" table:formula="of:=IFERROR(AVERAGE([.H3:.H8]);0)" office:value-type="float" office:value="4.5" calcext:value-type="float">
            <text:p>4,50</text:p>
          </table:table-cell>
          <table:table-cell table:style-name="ce30" table:formula="of:=IFERROR(AVERAGE([.I3:.I8]);0)" office:value-type="float" office:value="3.9" calcext:value-type="float">
            <text:p>3,90</text:p>
          </table:table-cell>
          <table:table-cell table:style-name="ce7" table:formula="of:=IFERROR([.J14]/[.J16];0)" office:value-type="float" office:value="4.51111111111111" calcext:value-type="float" table:number-columns-spanned="1" table:number-rows-spanned="2">
            <text:p>4,5</text:p>
          </table:table-cell>
          <table:table-cell/>
        </table:table-row>
        <table:table-row table:style-name="ro1">
          <table:covered-table-cell/>
          <table:table-cell table:style-name="ce30" table:formula="of:=IFERROR([.B12]*[.B2];0)" office:value-type="float" office:value="0.5" calcext:value-type="float">
            <text:p>0,50</text:p>
          </table:table-cell>
          <table:table-cell table:style-name="ce30" table:formula="of:=IFERROR([.C12]*[.C2];0)" office:value-type="float" office:value="0.5" calcext:value-type="float">
            <text:p>0,50</text:p>
          </table:table-cell>
          <table:table-cell table:style-name="ce30" table:formula="of:=IFERROR([.D12]*[.D2];0)" office:value-type="float" office:value="0.3" calcext:value-type="float">
            <text:p>0,30</text:p>
          </table:table-cell>
          <table:table-cell table:formula="of:=IFERROR([.E12]*[.E2];0)" office:value-type="float" office:value="0.5" calcext:value-type="float">
            <text:p>0,50</text:p>
          </table:table-cell>
          <table:table-cell table:style-name="ce30" table:formula="of:=IFERROR([.F12]*[.F2];0)" office:value-type="float" office:value="0" calcext:value-type="float">
            <text:p>0,00</text:p>
          </table:table-cell>
          <table:table-cell table:style-name="ce30" table:formula="of:=IFERROR([.G12]*[.G2];0)" office:value-type="float" office:value="1" calcext:value-type="float">
            <text:p>1,00</text:p>
          </table:table-cell>
          <table:table-cell table:style-name="ce30" table:formula="of:=IFERROR([.H12]*[.H2];0)" office:value-type="float" office:value="0.675" calcext:value-type="float">
            <text:p>0,68</text:p>
          </table:table-cell>
          <table:table-cell table:style-name="ce30" table:formula="of:=IFERROR([.I12]*[.I2];0)" office:value-type="float" office:value="0.585" calcext:value-type="float">
            <text:p>0,59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1" table:number-rows-spanned="2">
            <text:p>Acumulado</text:p>
          </table:table-cell>
          <table:table-cell table:style-name="ce30" table:formula="of:=IFERROR(SUM([.B3:.B8])/[.B11];0)" office:value-type="float" office:value="5" calcext:value-type="float">
            <text:p>5,00</text:p>
          </table:table-cell>
          <table:table-cell table:style-name="ce30" table:formula="of:=IFERROR(SUM([.C3:.C8])/[.C11];0)" office:value-type="float" office:value="5" calcext:value-type="float">
            <text:p>5,00</text:p>
          </table:table-cell>
          <table:table-cell table:style-name="ce30" table:formula="of:=IFERROR(SUM([.D3:.D8])/[.D11];0)" office:value-type="float" office:value="3" calcext:value-type="float">
            <text:p>3,00</text:p>
          </table:table-cell>
          <table:table-cell table:formula="of:=IFERROR(SUM([.E3:.E9])/[.E11];0)" office:value-type="float" office:value="5" calcext:value-type="float">
            <text:p>5,00</text:p>
          </table:table-cell>
          <table:table-cell table:style-name="ce30" table:formula="of:=IFERROR(SUM([.F3:.F8])/[.F11];0)" office:value-type="float" office:value="0" calcext:value-type="float">
            <text:p>0,00</text:p>
          </table:table-cell>
          <table:table-cell table:style-name="ce30" table:formula="of:=IFERROR(SUM([.G3:.G8])/[.G11];0)" office:value-type="float" office:value="5" calcext:value-type="float">
            <text:p>5,00</text:p>
          </table:table-cell>
          <table:table-cell table:style-name="ce30" table:formula="of:=IFERROR(SUM([.H3:.H8])/[.H11];0)" office:value-type="float" office:value="4.5" calcext:value-type="float">
            <text:p>4,50</text:p>
          </table:table-cell>
          <table:table-cell table:style-name="ce30" table:formula="of:=IFERROR(SUM([.I3:.I8])/[.I11];0)" office:value-type="float" office:value="3.9" calcext:value-type="float">
            <text:p>3,90</text:p>
          </table:table-cell>
          <table:table-cell table:style-name="ce7" table:formula="of:=SUM([.B15:.I15])" office:value-type="float" office:value="4.06" calcext:value-type="float" table:number-columns-spanned="1" table:number-rows-spanned="2">
            <text:p>4,1</text:p>
          </table:table-cell>
          <table:table-cell/>
        </table:table-row>
        <table:table-row table:style-name="ro1">
          <table:covered-table-cell/>
          <table:table-cell table:style-name="ce30" table:formula="of:=[.B14]*[.B2]" office:value-type="float" office:value="0.5" calcext:value-type="float">
            <text:p>0,50</text:p>
          </table:table-cell>
          <table:table-cell table:style-name="ce30" table:formula="of:=[.C14]*[.C2]" office:value-type="float" office:value="0.5" calcext:value-type="float">
            <text:p>0,50</text:p>
          </table:table-cell>
          <table:table-cell table:style-name="ce30" table:formula="of:=[.D14]*[.D2]" office:value-type="float" office:value="0.3" calcext:value-type="float">
            <text:p>0,30</text:p>
          </table:table-cell>
          <table:table-cell table:formula="of:=[.E14]*[.E2]" office:value-type="float" office:value="0.5" calcext:value-type="float">
            <text:p>0,50</text:p>
          </table:table-cell>
          <table:table-cell table:style-name="ce30" table:formula="of:=[.F14]*[.F2]" office:value-type="float" office:value="0" calcext:value-type="float">
            <text:p>0,00</text:p>
          </table:table-cell>
          <table:table-cell table:style-name="ce30" table:formula="of:=[.G14]*[.G2]" office:value-type="float" office:value="1" calcext:value-type="float">
            <text:p>1,00</text:p>
          </table:table-cell>
          <table:table-cell table:style-name="ce30" table:formula="of:=[.H14]*[.H2]" office:value-type="float" office:value="0.675" calcext:value-type="float">
            <text:p>0,68</text:p>
          </table:table-cell>
          <table:table-cell table:style-name="ce30" table:formula="of:=[.I14]*[.I2]" office:value-type="float" office:value="0.585" calcext:value-type="float">
            <text:p>0,59</text:p>
          </table:table-cell>
          <table:covered-table-cell/>
          <table:table-cell/>
        </table:table-row>
        <table:table-row table:style-name="ro1">
          <table:table-cell table:style-name="ce25" office:value-type="string" calcext:value-type="string" table:number-columns-spanned="1" table:number-rows-spanned="2">
            <text:p>Porcentaje Actual</text:p>
          </table:table-cell>
          <table:table-cell table:style-name="ce11" table:formula="of:=COUNT([.B3:.B8])/[.B11]" office:value-type="percentage" office:value="1" calcext:value-type="percentage">
            <text:p>100,00%</text:p>
          </table:table-cell>
          <table:table-cell table:style-name="ce11" table:formula="of:=COUNT([.C3:.C8])/[.C11]" office:value-type="percentage" office:value="1" calcext:value-type="percentage">
            <text:p>100,00%</text:p>
          </table:table-cell>
          <table:table-cell table:style-name="ce11" table:formula="of:=COUNT([.D3:.D8])/[.D11]" office:value-type="percentage" office:value="1" calcext:value-type="percentage">
            <text:p>100,00%</text:p>
          </table:table-cell>
          <table:table-cell table:style-name="ce11" table:formula="of:=COUNT([.E3:.E9])/[.E11]" office:value-type="percentage" office:value="1" calcext:value-type="percentage">
            <text:p>100,00%</text:p>
          </table:table-cell>
          <table:table-cell table:style-name="ce11" table:formula="of:=COUNT([.F3:.F8])/[.F11]" office:value-type="percentage" office:value="0" calcext:value-type="percentage">
            <text:p>0,00%</text:p>
          </table:table-cell>
          <table:table-cell table:style-name="ce11" table:formula="of:=COUNT([.G3:.G8])/[.G11]" office:value-type="percentage" office:value="1" calcext:value-type="percentage">
            <text:p>100,00%</text:p>
          </table:table-cell>
          <table:table-cell table:style-name="ce11" table:formula="of:=COUNT([.H3:.H8])/[.H11]" office:value-type="percentage" office:value="1" calcext:value-type="percentage">
            <text:p>100,00%</text:p>
          </table:table-cell>
          <table:table-cell table:style-name="ce11" table:formula="of:=COUNT([.I3:.I8])/[.I11]" office:value-type="percentage" office:value="1" calcext:value-type="percentage">
            <text:p>100,00%</text:p>
          </table:table-cell>
          <table:table-cell table:style-name="ce11" table:formula="of:=SUM([.B17:.I17])" office:value-type="percentage" office:value="0.9" calcext:value-type="percentage" table:number-columns-spanned="1" table:number-rows-spanned="2">
            <text:p>90,00%</text:p>
          </table:table-cell>
          <table:table-cell/>
        </table:table-row>
        <table:table-row table:style-name="ro1">
          <table:covered-table-cell/>
          <table:table-cell table:style-name="ce11" table:formula="of:=[.B16]*[.B2]" office:value-type="percentage" office:value="0.1" calcext:value-type="percentage">
            <text:p>10,00%</text:p>
          </table:table-cell>
          <table:table-cell table:style-name="ce11" table:formula="of:=[.C16]*[.C2]" office:value-type="percentage" office:value="0.1" calcext:value-type="percentage">
            <text:p>10,00%</text:p>
          </table:table-cell>
          <table:table-cell table:style-name="ce11" table:formula="of:=[.D16]*[.D2]" office:value-type="percentage" office:value="0.1" calcext:value-type="percentage">
            <text:p>10,00%</text:p>
          </table:table-cell>
          <table:table-cell table:style-name="ce11" table:formula="of:=[.E16]*[.E2]" office:value-type="percentage" office:value="0.1" calcext:value-type="percentage">
            <text:p>10,00%</text:p>
          </table:table-cell>
          <table:table-cell table:style-name="ce11" table:formula="of:=[.F16]*[.F2]" office:value-type="percentage" office:value="0" calcext:value-type="percentage">
            <text:p>0,00%</text:p>
          </table:table-cell>
          <table:table-cell table:style-name="ce11" table:formula="of:=[.G16]*[.G2]" office:value-type="percentage" office:value="0.2" calcext:value-type="percentage">
            <text:p>20,00%</text:p>
          </table:table-cell>
          <table:table-cell table:style-name="ce11" table:formula="of:=[.H16]*[.H2]" office:value-type="percentage" office:value="0.15" calcext:value-type="percentage">
            <text:p>15,00%</text:p>
          </table:table-cell>
          <table:table-cell table:style-name="ce11" table:formula="of:=[.I16]*[.I2]" office:value-type="percentage" office:value="0.15" calcext:value-type="percentage">
            <text:p>15,00%</text:p>
          </table:table-cell>
          <table:covered-table-cell table:style-name="ce11"/>
          <table:table-cell/>
        </table:table-row>
        <table:table-row table:style-name="ro1">
          <table:table-cell table:style-name="ce25" office:value-type="string" calcext:value-type="string" table:number-columns-spanned="1" table:number-rows-spanned="2">
            <text:p>Nota Minima Necesaria Aprobatoria</text:p>
          </table:table-cell>
          <table:table-cell table:formula="of:=IFERROR(IF(MAX((2.95-[.$J$14])/(1-[.$J$16]);0)&lt;5;MAX((2.95-[.$J$14])/(1-[.$J$16]);0);&quot;NO ES POSIBLE&quot;);&quot;Te hizo Falta &quot;&amp;MAX(3-ROUND([.$J$14];1);0))" office:value-type="float" office:value="0" calcext:value-type="float" table:number-columns-spanned="9" table:number-rows-spanned="2">
            <text:p>0,0</text:p>
          </table:table-cell>
          <table:covered-table-cell table:number-columns-repeated="2"/>
          <table:covered-table-cell table:number-columns-repeated="6" table:style-name="ce23"/>
          <table:table-cell/>
        </table:table-row>
        <table:table-row table:style-name="ro10">
          <table:covered-table-cell/>
          <table:covered-table-cell table:number-columns-repeated="9" table:style-name="ce23"/>
          <table:table-cell/>
        </table:table-row>
        <table:table-row table:style-name="ro1">
          <table:table-cell table:style-name="ce25" office:value-type="string" calcext:value-type="string" table:number-columns-spanned="1" table:number-rows-spanned="2">
            <text:p>Nota Minima Necesaria Para el 5</text:p>
          </table:table-cell>
          <table:table-cell table:formula="of:=IFERROR(IF(MAX((4.95-[.$J$14])/(1-[.$J$16]);0)&lt;5;MAX((4.95-[.$J$14])/(1-[.$J$16]);0);&quot;NO ES POSIBLE&quot;);&quot;Te hizo Falta &quot;&amp;MAX(5-ROUND([.$J$14];1);0))" office:value-type="string" office:string-value="NO ES POSIBLE" calcext:value-type="string" table:number-columns-spanned="9" table:number-rows-spanned="2">
            <text:p>NO ES POSIBLE</text:p>
          </table:table-cell>
          <table:covered-table-cell table:number-columns-repeated="2"/>
          <table:covered-table-cell table:number-columns-repeated="6" table:style-name="ce23"/>
          <table:table-cell/>
        </table:table-row>
        <table:table-row table:style-name="ro11">
          <table:covered-table-cell/>
          <table:covered-table-cell table:number-columns-repeated="9" table:style-name="ce23"/>
          <table:table-cell/>
        </table:table-row>
        <table:table-row table:style-name="ro1">
          <table:table-cell table:style-name="ce25" table:formula="of:=&quot;Nota Minima Necesaria para el &quot; &amp;[.B22]" office:value-type="string" office:string-value="Nota Minima Necesaria para el 4" calcext:value-type="string" table:number-columns-spanned="1" table:number-rows-spanned="2">
            <text:p>Nota Minima Necesaria para el 4</text:p>
          </table:table-cell>
          <table:table-cell table:style-name="ce36" office:value-type="float" office:value="4" calcext:value-type="float" table:number-columns-spanned="1" table:number-rows-spanned="2">
            <text:p>4,0</text:p>
          </table:table-cell>
          <table:table-cell table:formula="of:=IFERROR(IF(MAX(([.B22]-0.05-[.$J$14])/(1-[.$J$16]);0)&lt;5;MAX(([.B22]-0.05-[.$J$14])/(1-[.$J$16]);0);&quot;NO ES POSIBLE&quot;);&quot;Te hizo Falta &quot;&amp;MAX(ROUND([.B22]-0.05;1)-ROUND([.$J$14];1);0))" office:value-type="float" office:value="0" calcext:value-type="float" table:number-columns-spanned="8" table:number-rows-spanned="2">
            <text:p>0,0</text:p>
          </table:table-cell>
          <table:covered-table-cell table:number-columns-repeated="3" table:style-name="ce23"/>
          <table:covered-table-cell/>
          <table:covered-table-cell table:number-columns-repeated="3" table:style-name="ce23"/>
          <table:table-cell/>
        </table:table-row>
        <table:table-row table:style-name="ro5">
          <table:covered-table-cell/>
          <table:covered-table-cell table:number-columns-repeated="9" table:style-name="ce23"/>
          <table:table-cell/>
        </table:table-row>
        <table:table-row table:style-name="ro6">
          <table:table-cell table:style-name="ce26" office:value-type="string" calcext:value-type="string">
            <text:p>Maxima nota posible</text:p>
          </table:table-cell>
          <table:table-cell table:style-name="ce32" table:formula="of:=[.J16]*[.J12]+ (1-[.J16])*5" office:value-type="float" office:value="4.56" calcext:value-type="float">
            <text:p>4,6</text:p>
          </table:table-cell>
          <table:table-cell table:style-name="Default" table:number-columns-repeated="8"/>
          <table:table-cell/>
        </table:table-row>
      </table:table>
      <table:table table:name="POO" table:style-name="ta1">
        <table:table-column table:style-name="co1" table:default-cell-style-name="ce23"/>
        <table:table-column table:style-name="co1" table:number-columns-repeated="3" table:default-cell-style-name="ce7"/>
        <table:table-column table:style-name="co1" table:default-cell-style-name="ce30"/>
        <table:table-row table:style-name="ro1">
          <table:table-cell/>
          <table:table-cell table:style-name="ce27" office:value-type="string" calcext:value-type="string">
            <text:p>Parciales</text:p>
          </table:table-cell>
          <table:table-cell table:style-name="ce27" office:value-type="string" calcext:value-type="string">
            <text:p>Trabajos</text:p>
          </table:table-cell>
          <table:table-cell table:style-name="ce27" office:value-type="string" calcext:value-type="string">
            <text:p>Seguimiento</text:p>
          </table:table-cell>
          <table:table-cell table:style-name="ce11"/>
        </table:table-row>
        <table:table-row table:style-name="ro1">
          <table:table-cell/>
          <table:table-cell table:style-name="ce27" office:value-type="percentage" office:value="0.3" calcext:value-type="percentage">
            <text:p>3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11" table:formula="of:=SUM([.B2:.D2])" office:value-type="percentage" office:value="1" calcext:value-type="percentage">
            <text:p>100,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float" office:value="5" calcext:value-type="float">
            <text:p>5,0</text:p>
          </table:table-cell>
          <table:table-cell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,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,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,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,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,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29" table:formula="of:=(COUNT([.B3:.B39])+COUNTBLANK([.B3:.B39]))" office:value-type="float" office:value="2" calcext:value-type="float">
            <text:p>2</text:p>
          </table:table-cell>
          <table:table-cell table:style-name="ce29" table:formula="of:=(COUNT([.C3:.C39])+COUNTBLANK([.C3:.C39]))" office:value-type="float" office:value="2" calcext:value-type="float">
            <text:p>2</text:p>
          </table:table-cell>
          <table:table-cell table:style-name="ce29" table:formula="of:=(COUNT([.D3:.D39])+COUNTBLANK([.D3:.D39]))" office:value-type="float" office:value="37" calcext:value-type="float">
            <text:p>37</text:p>
          </table:table-cell>
          <table:table-cell table:style-name="ce23" table:formula="of:=SUM([.B40:.D40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ctual</text:p>
          </table:table-cell>
          <table:table-cell table:style-name="ce30" table:formula="of:=IFERROR(AVERAGE([.B3:.B39]);0)" office:value-type="float" office:value="5" calcext:value-type="float">
            <text:p>5,00</text:p>
          </table:table-cell>
          <table:table-cell table:style-name="ce30" table:formula="of:=IFERROR(AVERAGE([.C3:.C39]);0)" office:value-type="float" office:value="0" calcext:value-type="float">
            <text:p>0,00</text:p>
          </table:table-cell>
          <table:table-cell table:style-name="ce30" table:formula="of:=IFERROR(AVERAGE([.D3:.D39]);0)" office:value-type="float" office:value="4.7" calcext:value-type="float">
            <text:p>4,70</text:p>
          </table:table-cell>
          <table:table-cell table:style-name="ce7" table:formula="of:=IFERROR([.E43]/[.E45];0)" office:value-type="float" office:value="4.90943396226415" calcext:value-type="float" table:number-columns-spanned="1" table:number-rows-spanned="2">
            <text:p>4,9</text:p>
          </table:table-cell>
        </table:table-row>
        <table:table-row table:style-name="ro1">
          <table:covered-table-cell/>
          <table:table-cell table:style-name="ce30" table:formula="of:=IFERROR([.B41]*[.B2];0)" office:value-type="float" office:value="1.5" calcext:value-type="float">
            <text:p>1,50</text:p>
          </table:table-cell>
          <table:table-cell table:style-name="ce30" table:formula="of:=IFERROR([.C41]*[.C2];0)" office:value-type="float" office:value="0" calcext:value-type="float">
            <text:p>0,00</text:p>
          </table:table-cell>
          <table:table-cell table:style-name="ce30" table:formula="of:=IFERROR([.D41]*[.D2];0)" office:value-type="float" office:value="1.41" calcext:value-type="float">
            <text:p>1,41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2">
            <text:p>Acumulado</text:p>
          </table:table-cell>
          <table:table-cell table:style-name="ce30" table:formula="of:=IFERROR(SUM([.B3:.B39])/[.B40];0)" office:value-type="float" office:value="2.5" calcext:value-type="float">
            <text:p>2,50</text:p>
          </table:table-cell>
          <table:table-cell table:style-name="ce30" table:formula="of:=IFERROR(SUM([.C3:.C39])/[.C40];0)" office:value-type="float" office:value="0" calcext:value-type="float">
            <text:p>0,00</text:p>
          </table:table-cell>
          <table:table-cell table:style-name="ce30" table:formula="of:=IFERROR(SUM([.D3:.D39])/[.D40];0)" office:value-type="float" office:value="1.01621621621622" calcext:value-type="float">
            <text:p>1,02</text:p>
          </table:table-cell>
          <table:table-cell table:style-name="ce7" table:formula="of:=SUM([.B44:.D44])" office:value-type="float" office:value="1.05486486486487" calcext:value-type="float" table:number-columns-spanned="1" table:number-rows-spanned="2">
            <text:p>1,1</text:p>
          </table:table-cell>
        </table:table-row>
        <table:table-row table:style-name="ro1">
          <table:covered-table-cell/>
          <table:table-cell table:style-name="ce30" table:formula="of:=[.B43]*[.B2]" office:value-type="float" office:value="0.75" calcext:value-type="float">
            <text:p>0,75</text:p>
          </table:table-cell>
          <table:table-cell table:style-name="ce30" table:formula="of:=[.C43]*[.C2]" office:value-type="float" office:value="0" calcext:value-type="float">
            <text:p>0,00</text:p>
          </table:table-cell>
          <table:table-cell table:style-name="ce30" table:formula="of:=[.D43]*[.D2]" office:value-type="float" office:value="0.304864864864865" calcext:value-type="float">
            <text:p>0,30</text:p>
          </table:table-cell>
          <table:covered-table-cell/>
        </table:table-row>
        <table:table-row table:style-name="ro1">
          <table:table-cell table:style-name="ce25" office:value-type="string" calcext:value-type="string" table:number-columns-spanned="1" table:number-rows-spanned="2">
            <text:p>Porcentaje Actual</text:p>
          </table:table-cell>
          <table:table-cell table:style-name="ce11" table:formula="of:=COUNT([.B3:.B39])/[.B40]" office:value-type="percentage" office:value="0.5" calcext:value-type="percentage">
            <text:p>50,00%</text:p>
          </table:table-cell>
          <table:table-cell table:style-name="ce11" table:formula="of:=COUNT([.C3:.C39])/[.C40]" office:value-type="percentage" office:value="0" calcext:value-type="percentage">
            <text:p>0,00%</text:p>
          </table:table-cell>
          <table:table-cell table:style-name="ce11" table:formula="of:=COUNT([.D3:.D39])/[.D40]" office:value-type="percentage" office:value="0.216216216216216" calcext:value-type="percentage">
            <text:p>21,62%</text:p>
          </table:table-cell>
          <table:table-cell table:style-name="ce11" table:formula="of:=SUM([.B46:.D46])" office:value-type="percentage" office:value="0.214864864864865" calcext:value-type="percentage" table:number-columns-spanned="1" table:number-rows-spanned="2">
            <text:p>21,49%</text:p>
          </table:table-cell>
        </table:table-row>
        <table:table-row table:style-name="ro1">
          <table:covered-table-cell/>
          <table:table-cell table:style-name="ce11" table:formula="of:=[.B45]*[.B2]" office:value-type="percentage" office:value="0.15" calcext:value-type="percentage">
            <text:p>15,00%</text:p>
          </table:table-cell>
          <table:table-cell table:style-name="ce11" table:formula="of:=[.C45]*[.C2]" office:value-type="percentage" office:value="0" calcext:value-type="percentage">
            <text:p>0,00%</text:p>
          </table:table-cell>
          <table:table-cell table:style-name="ce11" table:formula="of:=[.D45]*[.D2]" office:value-type="percentage" office:value="0.0648648648648649" calcext:value-type="percentage">
            <text:p>6,49%</text:p>
          </table:table-cell>
          <table:covered-table-cell table:style-name="ce11"/>
        </table:table-row>
        <table:table-row table:style-name="ro12">
          <table:table-cell table:style-name="ce25" office:value-type="string" calcext:value-type="string" table:number-columns-spanned="1" table:number-rows-spanned="2">
            <text:p>Nota Minima Necesaria Aprobatoria</text:p>
          </table:table-cell>
          <table:table-cell table:formula="of:=IFERROR(IF(MAX((2.95-[.$E$43])/(1-[.$E$45]);0)&lt;5;MAX((2.95-[.$E$43])/(1-[.$E$45]);0);&quot;NO ES POSIBLE&quot;);&quot;Te hizo Falta &quot;&amp;MAX(3-ROUND([.$E$43];1);0))" office:value-type="float" office:value="2.41376936316695" calcext:value-type="float" table:number-columns-spanned="4" table:number-rows-spanned="2">
            <text:p>2,4</text:p>
          </table:table-cell>
          <table:covered-table-cell table:number-columns-repeated="2"/>
          <table:covered-table-cell table:style-name="ce23"/>
        </table:table-row>
        <table:table-row table:style-name="ro12">
          <table:covered-table-cell/>
          <table:covered-table-cell table:number-columns-repeated="4" table:style-name="ce23"/>
        </table:table-row>
        <table:table-row table:style-name="ro1">
          <table:table-cell table:style-name="ce25" office:value-type="string" calcext:value-type="string" table:number-columns-spanned="1" table:number-rows-spanned="2">
            <text:p>Nota Minima Necesaria Para el 5</text:p>
          </table:table-cell>
          <table:table-cell table:formula="of:=IFERROR(IF(MAX((4.95-[.$E$43])/(1-[.$E$45]);0)&lt;5;MAX((4.95-[.$E$43])/(1-[.$E$45]);0);&quot;NO ES POSIBLE&quot;);&quot;Te hizo Falta &quot;&amp;MAX(5-ROUND([.$E$43];1);0))" office:value-type="float" office:value="4.96110154905336" calcext:value-type="float" table:number-columns-spanned="4" table:number-rows-spanned="2">
            <text:p>5,0</text:p>
          </table:table-cell>
          <table:covered-table-cell table:number-columns-repeated="2"/>
          <table:covered-table-cell table:style-name="ce23"/>
        </table:table-row>
        <table:table-row table:style-name="ro13">
          <table:covered-table-cell/>
          <table:covered-table-cell table:number-columns-repeated="4" table:style-name="ce23"/>
        </table:table-row>
        <table:table-row table:style-name="ro1">
          <table:table-cell table:style-name="ce25" table:formula="of:=&quot;Nota Minima Necesaria para el &quot; &amp;[.B51]" office:value-type="string" office:string-value="Nota Minima Necesaria para el 4,4" calcext:value-type="string" table:number-columns-spanned="1" table:number-rows-spanned="2">
            <text:p>Nota Minima Necesaria para el 4,4</text:p>
          </table:table-cell>
          <table:table-cell table:style-name="ce36" office:value-type="float" office:value="4.4" calcext:value-type="float" table:number-columns-spanned="1" table:number-rows-spanned="2">
            <text:p>4,4</text:p>
          </table:table-cell>
          <table:table-cell table:formula="of:=IFERROR(IF(MAX(([.B51]-0.05-[.$E$43])/(1-[.$E$45]);0)&lt;5;MAX(([.B51]-0.05-[.$E$43])/(1-[.$E$45]);0);&quot;NO ES POSIBLE&quot;);&quot;Te hizo Falta &quot;&amp;MAX(ROUND([.B51]-0.05;1)-ROUND([.$E$43];1);0))" office:value-type="float" office:value="4.19690189328744" calcext:value-type="float" table:number-columns-spanned="3" table:number-rows-spanned="2">
            <text:p>4,2</text:p>
          </table:table-cell>
          <table:covered-table-cell table:number-columns-repeated="2" table:style-name="ce23"/>
        </table:table-row>
        <table:table-row table:style-name="ro14">
          <table:covered-table-cell/>
          <table:covered-table-cell table:number-columns-repeated="4" table:style-name="ce23"/>
        </table:table-row>
        <table:table-row table:style-name="ro6">
          <table:table-cell table:style-name="ce26" office:value-type="string" calcext:value-type="string">
            <text:p>Maxima nota posible</text:p>
          </table:table-cell>
          <table:table-cell table:style-name="ce32" table:formula="of:=[.E45]*[.E41]+ (1-[.E45])*5" office:value-type="float" office:value="4.98054054054054" calcext:value-type="float">
            <text:p>5,0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number:number-style style:name="N113">
      <number:number number:decimal-places="1" number:min-decimal-places="1" number:min-integer-digits="1" number:grouping="true"/>
    </number:number-style>
    <number:number-style style:name="N112">
      <number:number number:decimal-places="3" number:min-decimal-places="3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number:number-style style:name="N110">
      <number:number number:decimal-places="5" number:min-decimal-places="5" number:min-integer-digits="1" number:grouping="true"/>
    </number:number-style>
    <number:number-style style:name="N109">
      <number:number number:decimal-places="6" number:min-decimal-places="6" number:min-integer-digits="1" number:grouping="true"/>
    </number:number-style>
    <number:number-style style:name="N108">
      <number:number number:decimal-places="7" number:min-decimal-places="7" number:min-integer-digits="1" number:grouping="true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09:01:41.669672510</meta:creation-date>
    <dc:date>2022-12-02T11:32:33.739416183</dc:date>
    <meta:editing-duration>P1DT10H28M59S</meta:editing-duration>
    <meta:editing-cycles>12</meta:editing-cycles>
    <meta:generator>LibreOffice/7.3.7.2$Linux_X86_64 LibreOffice_project/30$Build-2</meta:generator>
    <meta:document-statistic meta:table-count="5" meta:cell-count="525" meta:object-count="0"/>
  </office:meta>
</office:document-meta>
</file>